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Droid Sans Mono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Droid Sans Mono" fo:font-size="10.5pt" fo:letter-spacing="normal" fo:font-style="normal" fo:font-weight="normal" fo:background-color="transparen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e6cc5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1bb90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officeooo:paragraph-rsid="0011bb90"/>
    </style:style>
    <style:style style:name="T1" style:family="text">
      <style:text-properties fo:font-variant="normal" fo:text-transform="none" fo:color="#cccccc" loext:opacity="100%" style:font-name="Droid Sans Mono" fo:font-size="10.5pt" fo:letter-spacing="normal" fo:font-style="normal" fo:font-weight="normal"/>
    </style:style>
    <style:style style:name="T2" style:family="text">
      <style:text-properties fo:font-variant="normal" fo:text-transform="none" style:font-name="Droid Sans Mono" fo:font-size="10.5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Droid Sans Mono" fo:font-size="10.5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Droid Sans Mono" fo:font-size="10.5pt" fo:letter-spacing="normal" fo:font-style="normal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ng U-Net with L=2, F0=32 Epoch [1/5], Loss: 0.015817 Epoch [2/5], Loss: 0.009467 Epoch [3/5], Loss: 0.008924 Epoch [4/5], Loss: 0.008642 Epoch [5/5], Loss: 0.008438 Test MSE: 0.008302, PSNR: 34.82 dB Testing U-Net with L=2, F0=64 Epoch [1/5], Loss: 0.015769 Epoch [2/5], Loss: 0.009418 Epoch [3/5], Loss: 0.008770 Epoch [4/5], Loss: 0.008495 Epoch [5/5], Loss: 0.008329 Test MSE: 0.008210, PSNR: 34.87 dB Testing U-Net with L=3, F0=16 Epoch [1/5], Loss: 0.012961 Epoch [2/5], Loss: 0.009249 Epoch [3/5], Loss: 0.008773 Epoch [4/5], Loss: 0.008494 Epoch [5/5], Loss: 0.008365 Test MSE: 0.008473, PSNR: 34.73 dB Summary of results: L=2, F0=32 -&gt; MSE=0.008302, PSNR=34.82 dB L=2, F0=64 -&gt; MSE=0.008210, PSNR=34.87 dB L=3, F0=16 -&gt; MSE=0.008473, PSNR=34.73 dB <text:s text:c="2"/></text:p>
      <text:p text:style-name="P1"/>
      <text:p text:style-name="P2"><text:span text:style-name="T1"><text:line-break/></text:span><text:span text:style-name="T2">Testing DnCNN with 5 layers, features=32, skip=True Epoch [1/5], Loss: 0.016262 Epoch [2/5], Loss: 0.012372 Epoch [3/5], Loss: 0.011766 Epoch [4/5], Loss: 0.011375 Epoch [5/5], Loss: 0.011215 Test MSE: 0.010917, PSNR: 33.63 dB Testing DnCNN with 10 layers, features=32, skip=True Epoch [1/5], Loss: 0.019890 Epoch [2/5], Loss: 0.011685 Epoch [3/5], Loss: 0.010853 Epoch [4/5], Loss: 0.010446 Epoch [5/5], Loss: 0.010194 Test MSE: 0.010035, PSNR: 34.00 dB Testing DnCNN with 5 layers, features=64, skip=True Epoch [1/5], Loss: 0.017652 Epoch [2/5], Loss: 0.012054 Epoch [3/5], Loss: 0.011502 Epoch [4/5], Loss: 0.011198 Epoch [5/5], Loss: 0.010973 Test MSE: 0.010784, PSNR: 33.68 dB Testing DnCNN with 5 layers, features=16, skip=True Epoch [1/5], Loss: 0.020847 Epoch [2/5], Loss: 0.013912 Epoch [3/5], Loss: 0.013044 Epoch [4/5], Loss: 0.012529 Epoch [5/5], Loss: 0.012215 Test MSE: 0.012077, PSNR: 33.19 dB Testing DnCNN with 10 layers, features=16, skip=True Epoch [1/5], Loss: 0.022996 Epoch [2/5], Loss: 0.012485 Epoch [3/5], Loss: 0.011497 Epoch [4/5], Loss: 0.011005 Epoch [5/5], Loss: 0.010688 Test MSE: 0.010532, PSNR: 33.79 dB </text:span></text:p>
      <text:p text:style-name="P3"/>
      <text:p text:style-name="P3">Testing DnCNN with 5 layers, features=8, skip=True Epoch [1/5], Loss: 0.046312 Epoch [2/5], Loss: 0.018301 Epoch [3/5], Loss: 0.015519 Epoch [4/5], Loss: 0.014522 Epoch [5/5], Loss: 0.013914 Test MSE: 0.013537, PSNR: 32.69 dB Testing DnCNN with 10 layers, features=8, skip=True Epoch [1/5], Loss: 0.032999 Epoch [2/5], Loss: 0.014608 Epoch [3/5], Loss: 0.013020 Epoch [4/5], Loss: 0.012387 Epoch [5/5], Loss: 0.012021 Test MSE: 0.011747, PSNR: 33.31 dB Testing DnCNN with 5 layers, features=4, skip=True Epoch [1/5], Loss: 0.047828 Epoch [2/5], Loss: 0.019454 Epoch [3/5], Loss: 0.016774 Epoch [4/5], Loss: 0.015934 Epoch [5/5], Loss: 0.015390 Test MSE: 0.014894, PSNR: 32.28 dB Testing DnCNN with 10 layers, features=4, skip=True Epoch [1/5], Loss: 0.055785 Epoch [2/5], Loss: 0.021817 Epoch [3/5], Loss: 0.016520 Epoch [4/5], Loss: 0.015008 Epoch [5/5], Loss: 0.014224 Test MSE: 0.013784, PSNR: 32.62 dB </text:p>
      <text:p text:style-name="P3"/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>Testing DnCNN with 1 layers, features=1, skip=True Epoch [1/5], Loss: 0.081439 Epoch [2/5], Loss: 0.058941 Epoch [3/5], Loss: 0.057056 Epoch [4/5], Loss: 0.056977 Epoch [5/5], Loss: 0.056954 Test MSE: 0.057212, PSNR: 26.44 dB Testing DnCNN with 2 layers, features=1, skip=True Epoch [1/5], Loss: 0.084527 Epoch [2/5], Loss: 0.057717 Epoch [3/5], Loss: 0.055094 Epoch [4/5], Loss: 0.050139 Epoch [5/5], Loss: 0.037863 Test MSE: 0.037576, PSNR: 28.26 dB Testing DnCNN with 4 layers, features=1, skip=True Epoch [1/5], Loss: 0.089416 Epoch [2/5], Loss: 0.057386 Epoch [3/5], Loss: 0.045927 Epoch [4/5], Loss: 0.045647 Epoch [5/5], Loss: 0.045660 Test MSE: 0.045749, PSNR: 27.41 dB Testing DnCNN with 8 layers, features=1, skip=True Epoch [1/5], Loss: 0.096248 Epoch [2/5], Loss: 0.056594 Epoch [3/5], Loss: 0.044854 Epoch [4/5], Loss: 0.044512 Epoch [5/5], Loss: 0.044178 Test MSE: 0.044189, PSNR: 27.56 dB Testing DnCNN with 1 layers, features=2, skip=True Epoch [1/5], Loss: 0.062066 Epoch [2/5], Loss: 0.035871 Epoch [3/5], Loss: 0.029022 Epoch [4/5], Loss: 0.026906 Epoch [5/5], Loss: 0.026587 Test MSE: 0.026296, PSNR: 29.81 dB </text:span><text:span text:style-name="T3">Testing DnCNN with 2 layers, features=2, skip=True Epoch [1/5], Loss: 0.072259 Epoch [2/5], Loss: 0.046044 Epoch [3/5], Loss: 0.033573 Epoch [4/5], Loss: 0.026884 Epoch [5/5], Loss: 0.025300 Test MSE: 0.024954, PSNR: 30.04 dB Testing DnCNN with 4 layers, features=2, skip=True Epoch [1/5], Loss: 0.084924 Epoch [2/5], Loss: 0.043368 Epoch [3/5], Loss: 0.034380 Epoch [4/5], Loss: 0.027684 Epoch [5/5], Loss: 0.022697 Test MSE: 0.021297, PSNR: 30.73 dB Testing DnCNN with 8 layers, features=2, skip=True Epoch [1/5], Loss: 0.070512 Epoch [2/5], Loss: 0.033998 Epoch [3/5], Loss: 0.027315 Epoch [4/5], Loss: 0.020965 Epoch [5/5], Loss: 0.019390 Test MSE: 0.020615, PSNR: 30.87 dB Testing DnCNN with 1 layers, features=4, skip=True Epoch [1/5], Loss: 0.050025 Epoch [2/5], Loss: 0.029117 Epoch [3/5], Loss: 0.026879 Epoch [4/5], Loss: 0.025414 Epoch [5/5], Loss: 0.024811 Test MSE: 0.024545, PSNR: 30.11 dB Testing DnCNN with 2 layers, features=2, skip=True Epoch [1/5], Loss: 0.072259 Epoch [2/5], Loss: 0.046044 Epoch [3/5], Loss: 0.033573 Epoch [4/5], Loss: 0.026884 Epoch [5/5], Loss: 0.025300 Test MSE: 0.024954, PSNR: 30.04 dB Testing DnCNN with 4 layers, features=2, skip=True Epoch [1/5], Loss: 0.084924 Epoch [2/5], Loss: 0.043368 Epoch [3/5], Loss: 0.034380 Epoch [4/5], Loss: 0.027684 Epoch [5/5], Loss: 0.022697 Test MSE: 0.021297, PSNR: 30.73 dB Testing DnCNN with 8 layers, features=2, skip=True Epoch [1/5], Loss: 0.070512 Epoch [2/5], Loss: 0.033998 Epoch [3/5], Loss: 0.027315 Epoch [4/5], Loss: 0.020965 Epoch [5/5], Loss: 0.019390 Test MSE: 0.020615, PSNR: 30.87 dB Testing DnCNN with 1 layers, features=4, skip=True Epoch [1/5], Loss: 0.050025 Epoch [2/5], Loss: 0.029117 Epoch [3/5], Loss: 0.026879 Epoch [4/5], Loss: 0.025414 Epoch [5/5], Loss: 0.024811 Test MSE: 0.024545, PSNR: 30.11 dB Testing DnCNN with 4 layers, features=8, skip=True Epoch [1/5], Loss: 0.030075 Epoch [2/5], Loss: 0.017222 Epoch [3/5], Loss: 0.015441 Epoch [4/5], Loss: 0.014566 Epoch [5/5], Loss: 0.014105 Test MSE: 0.013859, PSNR: 32.59 dB Testing DnCNN with 8 layers, features=8, skip=True Epoch [1/5], Loss: 0.029774 Epoch [2/5], Loss: 0.014618 Epoch [3/5], Loss: 0.013251 Epoch [4/5], Loss: 0.012630 Epoch [5/5], Loss: 0.012194 Test MSE: 0.011925, PSNR: 33.25 dB<text:line-break/></text:span><text:span text:style-name="T2"><text:line-break/></text:span><text:span text:style-name="T1"><text:line-break/></text:span><text:span text:style-name="T3">Testing DnCNN with 1 layers, features=16, skip=True Epoch [1/5], Loss: 0.034869 Epoch [2/5], Loss: 0.024249 Epoch [3/5], Loss: 0.022898 Epoch [4/5], Loss: 0.022134 Epoch [5/5], Loss: 0.021709 Test MSE: 0.021517, PSNR: 30.68 dB Testing DnCNN with 2 layers, features=16, skip=True Epoch [1/5], Loss: 0.034436 Epoch [2/5], Loss: 0.023978 Epoch [3/5], Loss: 0.022977 Epoch [4/5], Loss: 0.022347 Epoch [5/5], Loss: 0.021963 Test MSE: 0.021580, PSNR: 30.67 dB Testing DnCNN with 4 layers, features=16, skip=True Epoch [1/5], Loss: 0.027640 Epoch [2/5], Loss: 0.015578 Epoch [3/5], Loss: 0.014188 Epoch [4/5], Loss: 0.013504 Epoch [5/5], Loss: 0.013129 Test MSE: 0.013157, PSNR: 32.82 dB Testing DnCNN with 8 layers, features=16, skip=True Epoch [1/5], Loss: 0.020824 Epoch [2/5], Loss: 0.012630 Epoch [3/5], Loss: 0.011738 Epoch [4/5], Loss: 0.011245 Epoch [5/5], Loss: 0.010956 Test MSE: 0.010760, PSNR: 33.69 dB Testing DnCNN with 1 layers, features=32, skip=True Epoch [1/5], Loss: 0.030941 Epoch [2/5], Loss: 0.022615 Epoch [3/5], Loss: 0.021514 Epoch [4/5], Loss: 0.020864 Epoch [5/5], Loss: 0.020460 Test MSE: 0.020103, PSNR: 30.97 dB Testing DnCNN with 2 layers, features=32, skip=True Epoch [1/5], Loss: 0.029665 Epoch [2/5], Loss: 0.022357 Epoch [3/5], Loss: 0.021265 Epoch [4/5], Loss: 0.020702 Epoch [5/5], Loss: 0.020311 Test MSE: 0.019998, PSNR: 31.00 dB Testing DnCNN with 4 layers, features=32, skip=True Epoch [1/5], Loss: 0.018564 Epoch [2/5], Loss: </text:span><text:soft-page-break/><text:span text:style-name="T3">0.013222 Epoch [3/5], Loss: 0.012609 Epoch [4/5], Loss: 0.012268 Epoch [5/5], Loss: 0.012098 Test MSE: 0.011932, PSNR: 33.24 dB Testing DnCNN with 8 layers, features=32, skip=True Epoch [1/5], Loss: 0.015863 Epoch [2/5], Loss: 0.011243 Epoch [3/5], Loss: 0.010617 Epoch [4/5], Loss: 0.010343 Epoch [5/5], Loss: 0.010123 Test MSE: 0.009947, PSNR: 34.03 dB Testing DnCNN with 1 layers, features=64, skip=True Epoch [1/5], Loss: 0.027101 Epoch [2/5], Loss: 0.020877 Epoch [3/5], Loss: 0.020196 Epoch [4/5], Loss: 0.019663 Epoch [5/5], Loss: 0.019323 Test MSE: 0.018914, PSNR: 31.24 dB Testing DnCNN with 2 layers, features=64, skip=True Epoch [1/5], Loss: 0.026645 Epoch [2/5], Loss: 0.021398 Epoch [3/5], Loss: 0.020366 Epoch [4/5], Loss: 0.019809 Epoch [5/5], Loss: 0.019438 Test MSE: 0.019056, PSNR: 31.21 dB Testing DnCNN with 4 layers, features=64, skip=True Epoch [1/5], Loss: 0.017873 Epoch [2/5], Loss: 0.012820 Epoch [3/5], Loss: 0.012253 Epoch [4/5], Loss: 0.011974 Epoch [5/5], Loss: 0.011752 Test MSE: 0.011495, PSNR: 33.40 dB Testing DnCNN with 8 layers, features=64, skip=True Epoch [1/5], Loss: 0.016924 Epoch [2/5], Loss: 0.011170 Epoch [3/5], Loss: 0.010518 Epoch [4/5], Loss: 0.010222 Epoch [5/5], Loss: 0.010026 Test MSE: 0.009813, PSNR: 34.09 dB</text:span></text:p>
      <text:p text:style-name="P4"><text:span text:style-name="T3"/></text:p>
      <text:p text:style-name="P5"><text:span text:style-name="T3">num_of_layers=1, num_of_features=1 → 18 paramètres num_of_layers=1, num_of_features=2 → 36 paramètres num_of_layers=1, num_of_features=4 → 72 paramètres num_of_layers=1, num_of_features=8 → 144 paramètres num_of_layers=1, num_of_features=16 → 288 paramètres num_of_layers=1, num_of_features=32 → 576 paramètres num_of_layers=1, num_of_features=64 → 1,152 paramètres num_of_layers=2, num_of_features=1 → 18 paramètres num_of_layers=2, num_of_features=2 → 36 paramètres num_of_layers=2, num_of_features=4 → 72 paramètres num_of_layers=2, num_of_features=8 → 144 paramètres num_of_layers=2, num_of_features=16 → 288 paramètres num_of_layers=2, num_of_features=32 → 576 paramètres num_of_layers=2, num_of_features=64 → 1,152 paramètres num_of_layers=4, num_of_features=1 → 40 paramètres num_of_layers=4, num_of_features=2 → 116 paramètres num_of_layers=4, num_of_features=4 → 376 paramètres num_of_layers=4, num_of_features=8 → 1,328 paramètres num_of_layers=4, num_of_features=16 → 4,960 paramètres num_of_layers=4, num_of_features=32 → 19,136 paramètres num_of_layers=4, num_of_features=64 → 75,136 paramètres num_of_layers=8, num_of_features=1 → 84 paramètres num_of_layers=8, num_of_features=2 → 276 paramètres num_of_layers=8, num_of_features=4 → 984 paramètres num_of_layers=8, num_of_features=8 → 3,696 paramètres num_of_layers=8, num_of_features=16 → 14,304 paramètres num_of_layers=8, num_of_features=32 → 56,256 paramètres num_of_layers=8, num_of_features=64 → 223,104 paramètres</text:span><text:span text:style-name="T1"><text:line-break/>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3">Testing U-Net with L=1, F0=1 Epoch [1/5], Loss: 0.097596 Epoch [2/5], Loss: 0.064355 Epoch [3/5], Loss: 0.028782 Epoch [4/5], Loss: 0.019731 Epoch [5/5], Loss: 0.016711 Test MSE: 0.021416, PSNR: 30.70 dB Testing U-Net with L=1, F0=2 Epoch [1/5], Loss: 0.043270 Epoch [2/5], Loss: 0.018403 Epoch [3/5], Loss: 0.015256 Epoch [4/5], Loss: 0.014249 Epoch [5/5], Loss: 0.013878 Test MSE: 0.013530, PSNR: 32.70 dB Testing U-Net with L=1, F0=4 Epoch [1/5], Loss: 0.024396 Epoch [2/5], Loss: 0.014063 Epoch [3/5], Loss: 0.012722 Epoch [4/5], Loss: 0.012243 Epoch [5/5], Loss: 0.011919 Test MSE: 0.011671, PSNR: 33.34 dB Testing U-Net with L=1, F0=8 Epoch [1/5], Loss: 0.019352 Epoch [2/5], Loss: 0.012277 Epoch [3/5], Loss: 0.011625 Epoch [4/5], Loss: 0.011264 Epoch [5/5], Loss: 0.011066 Test MSE: 0.010842, PSNR: 33.66 dB Testing U-Net with L=1, F0=16 Epoch [1/5], Loss: 0.017483 Epoch [2/5], Loss: 0.011493 Epoch [3/5], Loss: 0.010880 Epoch [4/5], Loss: 0.010594 Epoch [5/5], Loss: 0.010429 Test MSE: 0.011005, PSNR: 33.60 dB Testing U-Net with L=1, F0=32 Epoch [1/5], Loss: 0.013935 Epoch [2/5], Loss: 0.010566 Epoch [3/5], Loss: 0.010090 Epoch [4/5], Loss: 0.009857 Epoch [5/5], Loss: 0.009706 Test MSE: 0.009471, PSNR: 34.25 dB Testing U-Net with L=1, F0=64 Epoch [1/5], Loss: 0.014919 Epoch [2/5], Loss: 0.010355 Epoch [3/5], Loss: 0.009914 Epoch [4/5], Loss: 0.009642 Epoch [5/5], Loss: 0.009445 Test MSE: 0.009338, PSNR: 34.31 dB Testing U-Net with L=2, F0=1 Epoch [1/5], Loss: 0.137219 Epoch [2/5], Loss: 0.036501 Epoch [3/5], Loss: 0.031993 Epoch [4/5], Loss: 0.030121 Epoch [5/5], Loss: 0.029471 Test MSE: 0.029369, PSNR: 29.33 dB Testing U-Net with L=2, F0=2 Epoch [1/5], Loss: 0.439001 Epoch [2/5], Loss: 0.134332 Epoch [3/5], Loss: 0.095480 Epoch [4/5], Loss: 0.070884 Epoch [5/5], Loss: 0.052008 Test MSE: 0.044443, PSNR: 27.57 dB Testing U-Net with L=2, F0=4 Epoch [1/5], Loss: 0.052344 Epoch [2/5], Loss: 0.012694 Epoch [3/5], Loss: 0.011705 Epoch [4/5], Loss: 0.011244 Epoch [5/5], Loss: 0.010976 Test MSE: 0.010704, PSNR: 33.72 dB Testing U-Net with L=2, F0=8 Epoch [1/5], Loss: 0.017469 Epoch [2/5], Loss: 0.010996 Epoch [3/5], Loss: 0.010379 Epoch [4/5], Loss: 0.010016 Epoch [5/5], Loss: 0.009777 Test MSE: 0.009628, PSNR: 34.18 dB Testing U-Net with L=2, F0=16 Epoch [1/5], Loss: 0.013679 Epoch [2/5], Loss: 0.009754 Epoch [3/5], Loss: 0.009265 Epoch [4/5], Loss: 0.008992 Epoch [5/5], Loss: 0.008814 Test MSE: 0.008736, PSNR: 34.60 dB Testing U-Net with L=2, F0=32 Epoch [1/5], Loss: 0.012715 Epoch [2/5], Loss: 0.009188 Epoch [3/5], Loss: 0.008741 Epoch [4/5], Loss: 0.008489 Epoch [5/5], Loss: 0.008305 Test MSE: 0.008231, PSNR: 34.86 dB Testing U-Net with L=2, F0=64 Epoch [1/5], Loss: 0.015171 Epoch [2/5], Loss: 0.009315 Epoch [3/5], Loss: 0.008759 Epoch [4/5], Loss: 0.008425 Epoch [5/5], Loss: 0.008303 Test MSE: 0.009318, PSNR: 34.32 dB Testing U-Net with L=3, F0=1 Epoch [1/5], Loss: 0.139033 Epoch [2/5], Loss: 0.092353 Epoch [3/5], Loss: 0.091084 Epoch [4/5], Loss: 0.090060 Epoch [5/5], Loss: 0.087038 Test MSE: 0.081680, PSNR: 24.92 dB Testing U-Net with L=3, F0=2 Epoch [1/5], Loss: 0.262646 Epoch [2/5], Loss: 0.032426 Epoch [3/5], Loss: 0.020642 Epoch [4/5], Loss: 0.016832 Epoch [5/5], Loss: 0.014805 Test MSE: 0.013652, PSNR: 32.66 dB Testing U-Net with L=3, F0=4 Epoch [1/5], Loss: 0.036618 Epoch [2/5], Loss: 0.011753 Epoch [3/5], Loss: 0.010915 Epoch [4/5], Loss: 0.010449 Epoch [5/5], Loss: 0.010109 Test MSE: 0.010020, PSNR: 34.00 dB Testing U-Net with L=3, F0=8 Epoch [1/5], Loss: 0.021394 Epoch [2/5], Loss: 0.010451 Epoch [3/5], Loss: 0.009715 Epoch [4/5], Loss: 0.009335 Epoch [5/5], Loss: 0.009126 Test MSE: 0.008969, PSNR: 34.48 dB Testing U-Net with L=3, F0=16 Epoch [1/5], Loss: 0.013537 Epoch [2/5], Loss: 0.009256 Epoch [3/5], Loss: 0.008769 Epoch [4/5], Loss: 0.008523 Epoch [5/5], Loss: 0.008376 Test MSE: 0.008214, PSNR: 34.87 dB Testing U-Net with L=3, F0=32 Epoch [1/5], Loss: 0.014779 Epoch [2/5], Loss: 0.008945 Epoch [3/5], Loss: 0.008476 Epoch [4/5], Loss: 0.008245 Epoch [5/5], Loss: 0.008114 Test MSE: 0.008247, PSNR: 34.85 dB Testing U-Net with L=3, F0=64 Epoch [1/5], Loss: 0.014343 Epoch [2/5], Loss: 0.008958 Epoch [3/5], Loss: 0.008477 Epoch [4/5], Loss: 0.008190 Epoch [5/5], Loss: 0.008040 Test MSE: 0.007830, PSNR: 35.08 dB</text:span></text:p>
      <text:p text:style-name="P5"><text:span text:style-name="T3"/></text:p>
      <text:p text:style-name="P6"><text:span text:style-name="T2">L=1, F0=1 → 134 paramètres L=1, F0=2 → 463 paramètres L=1, F0=4 → 1,709 paramètres L=1, F0=8 → 6,553 paramètres L=1, F0=16 → 25,649 paramètres L=1, F0=32 → 101,473 paramètres L=1, F0=64 → 403,649 paramètres L=2, F0=1 → 528 paramètres L=2, F0=2 → 1,963 paramètres L=2, F0=4 → 7,557 paramètres L=2, F0=8 → 29,641 paramètres L=2, F0=16 → 117,393 paramètres L=2, F0=32 → 467,233 paramètres L=2, F0=64 → 1,864,257 paramètres L=3, F0=1 → 2,028 paramètres L=3, F0=2 → 7,811 paramètres L=3, F0=4 → 30,645 paramètres L=3, F0=8 → 121,385 paramètres L=3, </text:span><text:soft-page-break/><text:span text:style-name="T2">F0=16 → 483,153 paramètres L=3, F0=32 → 1,927,841 paramètres L=3, F0=64 → 7,701,825 paramètr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20:20:53.782752516</meta:creation-date>
    <dc:date>2025-09-15T12:36:19.949128334</dc:date>
    <meta:editing-duration>PT1H40M5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5" meta:paragraph-count="7" meta:word-count="2198" meta:character-count="15338" meta:non-whitespace-character-count="13138"/>
  </office:meta>
</office:document-meta>
</file>